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8a47f" officeooo:paragraph-rsid="0018a47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936dc" officeooo:paragraph-rsid="001936dc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8a47f" officeooo:paragraph-rsid="0018a47f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a11ba" officeooo:paragraph-rsid="001a11b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9440" officeooo:paragraph-rsid="001a944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c8e01" officeooo:paragraph-rsid="001c8e01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ce555" officeooo:paragraph-rsid="001ce555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3c20" officeooo:paragraph-rsid="001d3c20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279695" officeooo:paragraph-rsid="0027969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79695" officeooo:paragraph-rsid="00279695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a9440" officeooo:paragraph-rsid="001a9440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e2a28" officeooo:paragraph-rsid="001e2a28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259c03" officeooo:paragraph-rsid="00259c03"/>
    </style:style>
    <style:style style:name="T1" style:family="text">
      <style:text-properties officeooo:rsid="001936dc"/>
    </style:style>
    <style:style style:name="T2" style:family="text">
      <style:text-properties officeooo:rsid="0021140f"/>
    </style:style>
    <style:style style:name="T3" style:family="text">
      <style:text-properties officeooo:rsid="00259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roit</text:p>
      <text:p text:style-name="P9">TD3</text:p>
      <text:p text:style-name="P9"/>
      <text:p text:style-name="P10">Activité 1 :</text:p>
      <text:p text:style-name="P10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CAS</text:p>
          </table:table-cell>
          <table:table-cell table:style-name="Tableau1.A1" office:value-type="string">
            <text:p text:style-name="P1">Contrat ou Convention ? </text:p>
          </table:table-cell>
          <table:table-cell table:style-name="Tableau1.A1" office:value-type="string">
            <text:p text:style-name="P1">Caractères</text:p>
          </table:table-cell>
          <table:table-cell table:style-name="Tableau1.D1" office:value-type="string">
            <text:p text:style-name="P1">Parties au contrat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3">Contrat <text:span text:style-name="T1">de vente</text:span></text:p>
          </table:table-cell>
          <table:table-cell table:style-name="Tableau1.A2" office:value-type="string">
            <text:p text:style-name="P3">Bilatérale</text:p>
          </table:table-cell>
          <table:table-cell table:style-name="Tableau1.D2" office:value-type="string">
            <text:p text:style-name="P3">Acheteur / vendeur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2">Unilatérale</text:p>
          </table:table-cell>
          <table:table-cell table:style-name="Tableau1.D2" office:value-type="string">
            <text:p text:style-name="P2">Donateur/ Donataire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Convention</text:p>
          </table:table-cell>
          <table:table-cell table:style-name="Tableau1.A2" office:value-type="string">
            <text:p text:style-name="P2">Consensuelle et unilatérale</text:p>
          </table:table-cell>
          <table:table-cell table:style-name="Tableau1.D2" office:value-type="string">
            <text:p text:style-name="P2">Créancier / débiteur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5">Contrat de prêt</text:p>
          </table:table-cell>
          <table:table-cell table:style-name="Tableau1.A2" office:value-type="string">
            <text:p text:style-name="P5">Unilatérale</text:p>
          </table:table-cell>
          <table:table-cell table:style-name="Tableau1.D2" office:value-type="string">
            <text:p text:style-name="P5">Prêteur / Emprunteur</text:p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6">Contrat de location</text:p>
          </table:table-cell>
          <table:table-cell table:style-name="Tableau1.A2" office:value-type="string">
            <text:p text:style-name="P6">Bilatérale et consensuelle</text:p>
          </table:table-cell>
          <table:table-cell table:style-name="Tableau1.D2" office:value-type="string">
            <text:p text:style-name="P6">Loueur / locataire</text:p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7">Contrat de transport</text:p>
          </table:table-cell>
          <table:table-cell table:style-name="Tableau1.A2" office:value-type="string">
            <text:p text:style-name="P7">Consensuelle et Bilatérale</text:p>
          </table:table-cell>
          <table:table-cell table:style-name="Tableau1.D2" office:value-type="string">
            <text:p text:style-name="P7">Transporteur / Expéditeur</text:p>
          </table:table-cell>
        </table:table-row>
        <table:table-row table:style-name="Tableau1.9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8">Contrat de Travail</text:p>
          </table:table-cell>
          <table:table-cell table:style-name="Tableau1.A2" office:value-type="string">
            <text:p text:style-name="P8">Consensuelle et Bilatérale</text:p>
          </table:table-cell>
          <table:table-cell table:style-name="Tableau1.D2" office:value-type="string">
            <text:p text:style-name="P8">Employeur / Salarié</text:p>
          </table:table-cell>
        </table:table-row>
      </table:table>
      <text:p text:style-name="P14"/>
      <text:p text:style-name="P14"/>
      <text:p text:style-name="P11">Activité 2 :</text:p>
      <text:p text:style-name="P11"/>
      <text:p text:style-name="P15">1) Le contrat est formé le 3 octobre, le jour où elle passe la commande</text:p>
      <text:p text:style-name="P15"/>
      <text:p text:style-name="P15">2) Oui il peut obtenir l’annulation du contrat de cautionnement, car il est vicié par une erreur. <text:span text:style-name="T2">Il peut aussi être victime d’un dol.</text:span></text:p>
      <text:p text:style-name="P15"/>
      <text:p text:style-name="P15">3) Oui Jordan peut obtenir l’annulation de la vente, car il <text:span text:style-name="T3">est victime d’un dol.</text:span></text:p>
      <text:p text:style-name="P15"/>
      <text:p text:style-name="P15">4) <text:span text:style-name="T3">Non le mineur n’a pas la capacité de contracter mais le droit lui autorise l’achat de bien courant.</text:span></text:p>
      <text:p text:style-name="P15"/>
      <text:p text:style-name="P15">5<text:span text:style-name="T3">) Oui il peut demander l’annulation du bail, car la cause au contrat est illicite.</text:span></text:p>
      <text:p text:style-name="P15"/>
      <text:p text:style-name="P16">6) Oui elle peut demander nullité de la vente, car lors de la constatation d’une erreur elle a 5 ans pour demander nullité de la vente.</text:p>
      <text:p text:style-name="P16"/>
      <text:p text:style-name="P16">7) Non cette clause n’est pas valable, car lors d’un divorce on passe devant le tribunal judiciaire et non de commerce.</text:p>
      <text:p text:style-name="P16"/>
      <text:p text:style-name="P16"/>
      <text:p text:style-name="P16"/>
      <text:p text:style-name="P12">Activité 3 : 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8.507981240</meta:creation-date>
    <dc:date>2023-04-27T14:08:16.282029279</dc:date>
    <meta:editing-duration>PT1H12M47S</meta:editing-duration>
    <meta:editing-cycles>11</meta:editing-cycles>
    <meta:generator>LibreOffice/7.5.2.2$Linux_X86_64 LibreOffice_project/50$Build-2</meta:generator>
    <meta:document-statistic meta:table-count="1" meta:image-count="0" meta:object-count="0" meta:page-count="2" meta:paragraph-count="46" meta:word-count="216" meta:character-count="1221" meta:non-whitespace-character-count="1049"/>
  </office:meta>
</office:document-meta>
</file>